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372F9FB2F658966F.png" manifest:media-type="image/png"/>
  <manifest:file-entry manifest:full-path="Pictures/10000201000002D1000003F8A29112F49E44F64E.png" manifest:media-type="image/png"/>
  <manifest:file-entry manifest:full-path="Pictures/10000201000002D1000003F85522DA5D926BB1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5522DA5D926BB1E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5522DA5D926BB1E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A29112F49E44F64E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5522DA5D926BB1E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5522DA5D926BB1E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A29112F49E44F64E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5522DA5D926BB1E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5522DA5D926BB1E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372F9FB2F658966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1:14:02.993363937</meta:print-date>
    <dc:date>2024-01-24T14:57:51.394621511</dc:date>
    <meta:editing-duration>PT45M13S</meta:editing-duration>
    <meta:editing-cycles>7</meta:editing-cycles>
    <meta:generator>LibreOffice/6.4.7.2$Linux_X86_64 LibreOffice_project/40$Build-2</meta:generator>
    <meta:document-statistic meta:object-count="9"/>
  </office:meta>
</office:document-meta>
</file>